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3000002599DEAD9EBC9E4971B.png" manifest:media-type="image/png"/>
  <manifest:file-entry manifest:full-path="Pictures/10000000000002ED0000014BE59CC41EB4CB7C68.png" manifest:media-type="image/png"/>
  <manifest:file-entry manifest:full-path="Pictures/100000000000028B000001116B83A4B44211237C.png" manifest:media-type="image/png"/>
  <manifest:file-entry manifest:full-path="Pictures/10000000000003F9000001B79648B4208E665B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f8dc" officeooo:paragraph-rsid="0016f8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</text:p>
      <text:p text:style-name="P1"/>
      <text:p text:style-name="P1">En google:</text:p>
      <text:p text:style-name="P1"/>
      <text:p text:style-name="P1"/>
      <text:p text:style-name="P1"><draw:frame draw:style-name="fr2" draw:name="Imagen1" text:anchor-type="as-char" svg:width="17cm" svg:height="10.268cm" draw:z-index="0"><draw:image xlink:href="Pictures/10000000000003E3000002599DEAD9EBC9E497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n2" text:anchor-type="as-char" svg:y="-8.86cm" svg:width="17cm" svg:height="7.128cm" draw:z-index="1"><draw:image xlink:href="Pictures/100000000000028B000001116B83A4B4421123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En firefox;</text:p>
      <text:p text:style-name="P1"/>
      <text:p text:style-name="P1"/>
      <text:p text:style-name="P1"><draw:frame draw:style-name="fr2" draw:name="Imagen3" text:anchor-type="as-char" svg:width="17cm" svg:height="7.338cm" draw:z-index="2"><draw:image xlink:href="Pictures/10000000000003F9000001B79648B4208E665B0B.png" xlink:type="simple" xlink:show="embed" xlink:actuate="onLoad" draw:mime-type="image/png"/></draw:frame></text:p>
      <text:p text:style-name="P1"/>
      <text:p text:style-name="P1"><draw:frame draw:style-name="fr1" draw:name="Imagen4" text:anchor-type="char" svg:width="17cm" svg:height="7.511cm" draw:z-index="3"><draw:image xlink:href="Pictures/10000000000002ED0000014BE59CC41EB4CB7C68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21:13:56.927000000</meta:creation-date>
    <dc:date>2021-09-21T21:20:50.183000000</dc:date>
    <meta:editing-duration>PT6M54S</meta:editing-duration>
    <meta:editing-cycles>1</meta:editing-cycles>
    <meta:document-statistic meta:table-count="0" meta:image-count="4" meta:object-count="0" meta:page-count="2" meta:paragraph-count="6" meta:word-count="6" meta:character-count="32" meta:non-whitespace-character-count="29"/>
    <meta:generator>LibreOffice/7.0.2.2$Windows_X86_64 LibreOffice_project/8349ace3c3162073abd90d81fd06dcfb6b36b994</meta:generator>
  </office:meta>
</office:document-meta>
</file>